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6F1E509.png" manifest:media-type="image/png"/>
  <manifest:file-entry manifest:full-path="Pictures/1000020100000401000003011A24B11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99cm" svg:height="20.998cm" svg:x="0.001cm" svg:y="0cm">
          <draw:image xlink:href="Pictures/1000020100000401000003011A24B1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cm" svg:y="0.001cm">
          <draw:image xlink:href="Pictures/10000000000004000000030096F1E50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一月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11:37:23.781000000</dc:date>
    <meta:editing-duration>PT16M33S</meta:editing-duration>
    <meta:editing-cycles>3</meta:editing-cycles>
    <meta:generator>LibreOffice/4.3.1.2$Windows_x86 LibreOffice_project/958349dc3b25111dbca392fbc281a05559ef6848</meta:generator>
    <meta:document-statistic meta:object-count="32"/>
  </office:meta>
</office:document-meta>
</file>